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Heading_20_3">
      <style:paragraph-properties fo:margin-top="0cm" fo:margin-bottom="0.21cm" fo:text-align="center"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Heading_20_3">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3" style:family="paragraph" style:parent-style-name="Text_20_body">
      <style:text-properties style:font-name="Garamond"/>
    </style:style>
    <style:style style:name="P4" style:family="paragraph" style:parent-style-name="Text_20_body">
      <style:paragraph-properties fo:text-align="center" style:justify-single-word="false"/>
      <style:text-properties style:font-name="Garamond"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Text_20_body">
      <style:text-properties style:font-name="Garamond" fo:font-style="normal" style:font-style-asian="normal" style:font-style-complex="normal"/>
    </style:style>
    <style:style style:name="P6" style:family="paragraph" style:parent-style-name="Text_20_body">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Garamond" fo:font-style="normal" style:text-underline-style="none" fo:font-weight="bold" style:font-style-asian="normal" style:font-weight-asian="bold" style:font-style-complex="normal" style:font-weight-complex="bold"/>
    </style:style>
    <style:style style:name="P8" style:family="paragraph" style:parent-style-name="Text_20_body">
      <style:paragraph-properties fo:text-align="center" style:justify-single-word="false"/>
      <style:text-properties style:font-name="Times New Roman"/>
    </style:style>
    <style:style style:name="P9" style:family="paragraph" style:parent-style-name="Text_20_body">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10" style:family="paragraph" style:parent-style-name="Text_20_body" style:list-style-name="L1">
      <style:paragraph-properties fo:text-align="start" style:justify-single-word="false"/>
      <style:text-properties style:font-name="Times New Roman" fo:font-style="italic" style:text-underline-style="none" style:font-style-asian="italic" style:font-style-complex="italic"/>
    </style:style>
    <style:style style:name="P11" style:family="paragraph" style:parent-style-name="Text_20_body" style:list-style-name="L1">
      <style:paragraph-properties fo:text-align="start" style:justify-single-word="false"/>
      <style:text-properties style:font-name="Times New Roman" fo:font-style="italic" style:text-underline-style="none" style:font-style-asian="italic" style:font-style-complex="italic"/>
    </style:style>
    <style:style style:name="P12" style:family="paragraph" style:parent-style-name="Text_20_body" style:list-style-name="L1">
      <style:paragraph-properties fo:text-align="start" style:justify-single-word="false"/>
      <style:text-properties style:font-name="Times New Roman" fo:font-style="italic" style:text-underline-style="none" style:font-style-asian="italic" style:font-style-complex="italic"/>
    </style:style>
    <style:style style:name="P13" style:family="paragraph" style:parent-style-name="Text_20_body">
      <style:paragraph-properties fo:text-align="center" style:justify-single-word="false"/>
      <style:text-properties style:font-name="Times New Roman" fo:font-style="italic" style:text-underline-style="none" style:font-style-asian="italic" style:font-style-complex="italic"/>
    </style:style>
    <style:style style:name="P14" style:family="paragraph" style:parent-style-name="Text_20_body">
      <style:paragraph-properties fo:text-align="start" style:justify-single-word="false"/>
      <style:text-properties style:font-name="Garamond" fo:font-style="normal" style:text-underline-style="none" fo:font-weight="bold" style:font-style-asian="normal" style:font-weight-asian="bold" style:font-style-complex="normal" style:font-weight-complex="bold"/>
    </style:style>
    <style:style style:name="P15" style:family="paragraph" style:parent-style-name="Text_20_body" style:list-style-name="L2">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16" style:family="paragraph" style:parent-style-name="Text_20_body" style:list-style-name="L2">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17" style:family="paragraph" style:parent-style-name="Text_20_body" style:list-style-name="L2">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18" style:family="paragraph" style:parent-style-name="Text_20_body" style:list-style-name="L2">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19" style:family="paragraph" style:parent-style-name="Text_20_body" style:list-style-name="L2">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20"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21"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22"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23"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24"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25"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26"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27"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28"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29"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30"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31"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32"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33"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34"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35"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36"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37"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38" style:family="paragraph" style:parent-style-name="Text_20_body" style:list-style-name="L3">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39" style:family="paragraph" style:parent-style-name="Text_20_body" style:list-style-name="L4">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40" style:family="paragraph" style:parent-style-name="Text_20_body" style:list-style-name="L4">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41" style:family="paragraph" style:parent-style-name="Text_20_body" style:list-style-name="L4">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42" style:family="paragraph" style:parent-style-name="Text_20_body" style:list-style-name="L4">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43" style:family="paragraph" style:parent-style-name="Text_20_body" style:list-style-name="L4">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44" style:family="paragraph" style:parent-style-name="Text_20_body" style:list-style-name="L4">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45" style:family="paragraph" style:parent-style-name="Text_20_body" style:list-style-name="L4">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46" style:family="paragraph" style:parent-style-name="Text_20_body" style:list-style-name="L4">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47" style:family="paragraph" style:parent-style-name="Text_20_body" style:list-style-name="L4">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48" style:family="paragraph" style:parent-style-name="Text_20_body" style:list-style-name="L4">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49" style:family="paragraph" style:parent-style-name="Text_20_body" style:list-style-name="L5">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50" style:family="paragraph" style:parent-style-name="Text_20_body" style:list-style-name="L5">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51" style:family="paragraph" style:parent-style-name="Text_20_body" style:list-style-name="L5">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52" style:family="paragraph" style:parent-style-name="Text_20_body" style:list-style-name="L5">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53" style:family="paragraph" style:parent-style-name="Text_20_body" style:list-style-name="L5">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54" style:family="paragraph" style:parent-style-name="Text_20_body" style:list-style-name="L5">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55" style:family="paragraph" style:parent-style-name="Text_20_body" style:list-style-name="L5">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56" style:family="paragraph" style:parent-style-name="Text_20_body" style:list-style-name="L5">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57" style:family="paragraph" style:parent-style-name="Text_20_body" style:list-style-name="L5">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58" style:family="paragraph" style:parent-style-name="Text_20_body" style:list-style-name="L5">
      <style:paragraph-properties fo:text-align="start" style:justify-single-word="false"/>
      <style:text-properties style:font-name="Garamond" fo:font-style="normal" style:text-underline-style="none" fo:font-weight="normal" style:font-style-asian="normal" style:font-weight-asian="normal" style:font-style-complex="normal" style:font-weight-complex="normal"/>
    </style:style>
    <style:style style:name="P59" style:family="paragraph" style:parent-style-name="Text_20_body" style:list-style-name="L3">
      <style:paragraph-properties fo:text-align="start" style:justify-single-word="false"/>
      <style:text-properties style:font-name="Garamond" fo:font-style="italic" style:text-underline-style="none" fo:font-weight="normal" style:font-style-asian="italic" style:font-weight-asian="normal" style:font-style-complex="italic" style:font-weight-complex="normal"/>
    </style:style>
    <style:style style:name="P60" style:family="paragraph" style:parent-style-name="Text_20_body" style:list-style-name="L3">
      <style:paragraph-properties fo:text-align="start" style:justify-single-word="false"/>
      <style:text-properties style:font-name="Garamond" fo:font-style="italic" style:text-underline-style="none" fo:font-weight="normal" style:font-style-asian="italic" style:font-weight-asian="normal" style:font-style-complex="italic" style:font-weight-complex="normal"/>
    </style:style>
    <style:style style:name="P61" style:family="paragraph" style:parent-style-name="Text_20_body" style:list-style-name="L3">
      <style:paragraph-properties fo:text-align="start" style:justify-single-word="false"/>
      <style:text-properties style:font-name="Garamond" fo:font-style="italic" style:text-underline-style="none" fo:font-weight="normal" style:font-style-asian="italic" style:font-weight-asian="normal" style:font-style-complex="italic" style:font-weight-complex="normal"/>
    </style:style>
    <style:style style:name="P62" style:family="paragraph" style:parent-style-name="Text_20_body" style:list-style-name="L4">
      <style:paragraph-properties fo:text-align="start" style:justify-single-word="false"/>
      <style:text-properties style:font-name="Garamond" fo:font-style="italic" style:text-underline-style="none" fo:font-weight="normal" style:font-style-asian="italic" style:font-weight-asian="normal" style:font-style-complex="italic" style:font-weight-complex="normal"/>
    </style:style>
    <style:style style:name="P63" style:family="paragraph" style:parent-style-name="Text_20_body" style:list-style-name="L5">
      <style:paragraph-properties fo:margin-left="0cm" fo:margin-right="0cm" fo:text-align="start" style:justify-single-word="false" fo:text-indent="0cm" style:auto-text-indent="false"/>
      <style:text-properties style:font-name="Garamond" fo:font-style="normal" style:text-underline-style="none" fo:font-weight="normal" style:font-style-asian="normal" style:font-weight-asian="normal" style:font-style-complex="normal" style:font-weight-complex="normal"/>
    </style:style>
    <style:style style:name="T1" style:family="text">
      <style:text-properties fo:font-style="normal" style:text-underline-style="none" style:font-style-asian="normal" style:font-style-complex="normal"/>
    </style:style>
    <style:style style:name="T2" style:family="text">
      <style:text-properties fo:font-style="normal" style:font-style-asian="normal" style:font-style-complex="normal"/>
    </style:style>
    <style:style style:name="T3" style:family="text">
      <style:text-properties fo:font-style="italic" style:text-underline-style="none" style:font-style-asian="italic" style:font-style-complex="italic"/>
    </style:style>
    <style:style style:name="T4" style:family="text">
      <style:text-properties fo:font-style="italic" style:font-style-asian="italic" style:font-style-complex="italic"/>
    </style:style>
    <style:style style:name="T5" style:family="text">
      <style:text-properties fo:language="en" fo:country="U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hesen zur Dissertation</text:h>
      <text:h text:style-name="P2" text:outline-level="3">„Explaining Altruism. A Simulation-Based Approach and Its Limits“</text:h>
      <text:p text:style-name="P8"><text:span text:style-name="T1"><text:s/></text:span><text:span text:style-name="T3">(Eckhart Arnold)<text:line-break/></text:span></text:p>
      <text:list text:style-name="L1">
        <text:list-item>
          <text:p text:style-name="P10">Thema der Dissertation</text:p>
        </text:list-item>
        <text:list-item>
          <text:p text:style-name="P10">Inhalt und Herangehensweise</text:p>
        </text:list-item>
        <text:list-item>
          <text:p text:style-name="P10">Thesen</text:p>
        </text:list-item>
      </text:list>
      <text:p text:style-name="P13"/>
      <text:p text:style-name="P9">1. Thema<text:line-break/></text:p>
      <text:p text:style-name="P3">In meiner Dissertation werden evolutionäre, simulationsgestützte Erklärungen für die Evolution von Altruismus in der Natur sowie in der menschlichen Gesellschaft aus einer wissenschaftstheoretisch-erkenntniskritischen Perspektive untersucht. </text:p>
      <text:p text:style-name="P3">Dazu wird zunächst eine Definition von Altruismus gegeben und durch die Erörterung der evolutionären Theorie der Kultur der theoretische Rahmen für die folgende Diskussion abgesteckt. Im Hauptteil der Arbeit werden unterschiedliche Typen von evolutionärem Altruismus mit Hilfe von agentenbasierten Computersimulationen simuliert. Ziel ist es herauszufinden, unter welchen Bedingungen sich altruistische, und unter welchen Bedingungen eher egoistische Agenten durchsetzen. Computersimulationen können dazu durchaus Anhaltspunkte liefern. Es fragt sich jedoch, ob sich solche Simulationsergebnisse auch empirisch nachvollziehen lassen. Daher wird im folgenden Teil die biologische Forschung und – anhand von Einzelbeispielen – auch die sozialwissenschaftliche Forschung zu diesem Thema besprochen. Da sich zeigt, dass der weitaus überwiegende Teil der Simulations-„Experimente“ und Modellstudien auf die empirische Forschung gar nicht anwendbar ist, werden im Schlussteil der Arbeit die Gründe für dieses Scheitern analysiert und Kriterien aufgestellt, die empirisch aussagekräftige Simulationsstudien erfüllen müssen.</text:p>
      <text:p text:style-name="P3"/>
      <text:p text:style-name="P4">2. Inhalt und Herangehensweise</text:p>
      <text:p text:style-name="P3"/>
      <text:p text:style-name="P3">Der in meiner Dissertation untersuchte Ansatz zur Erklärung der Evolution von Altruismus mit Hilfe von Computersimulationen wurde erstmals Anfang der 80er Jahre von Robert Axelrod und William D. Hamilton entwickelt<text:note text:id="ftn1" text:note-class="footnote"><text:note-citation>1</text:note-citation><text:note-body><text:p text:style-name="Footnote">Ein wichtiger, von Axelrod leider nicht genügend gewürdigter Vorläufer, ist Michael Taylor.</text:p></text:note-body></text:note> und besonders von Axelrod durch sein Buch „Die Evolution der Kooperation“ populär gemacht. In meiner Dissertation wird dieser Ansatz in einer stark weiterentwickelten Form diskutiert. Zu diesem Zweck werden eigene Computersimulationen der Evolution von Kooperation durchgeführt, so dass die Möglichkeiten und Grenzen des simulationsbasierten Ansatzes unmittelbar am Beispiel erörtert werden können. </text:p>
      <text:p text:style-name="P3">Die Arbeit ist in vier Teile gegliedert. Im ersten Teil wird der Begriff „Altruismus“ definiert und drei grundlegende Typen des evolutionären Altruismus unterschieden (Reziproker Altruismus, verwandtschaftsbasierter Altruismus, Gruppenselektion). Außerdem werden die wissenschaftlichen Ansätze, die den theoretischen Rahmen für die folgenden Computersimulationen bilden (Evolutionstheorie, Evolutionäre Psychologie und Evolutionäre Theorie der Kultur), vorgestellt. </text:p>
      <text:p text:style-name="P3">Im folgenden zweiten Teil werden ausgiebige Computersimulationsserien („<text:span text:style-name="T5">massive</text:span> <text:span text:style-name="T5">simulations</text:span>“) des reziproken Altruismus und einfache Computersimulationen der Gruppenselektion vorgestellt. (Der verwandtschaftsbasierte Altruismus eignet sich weniger gut für Simulationen, so dass sich in diesem Falle die Erörterung auf die grundlegende formale Beschreibung dieses Typs von Al<text:soft-page-break/>truismus beschränkt.) Die Ergebnisse der Simulationen werden ausführlich analysiert und zu vergleichbaren Simulations- und Modellstudien in der Literatur in Beziehung gesetzt. Zu den interessantesten Ergebnissen meiner Simulationsstudien gehört, dass unter bestimmten Bedingungen selbst <text:span text:style-name="T4">genuin</text:span> altruistische Agenten, d.h. solche Agenten, die auf die Bestrafung von Egoisten verzichten, erfolgreich sein können, z.B. indem sie im „Windschatten“ reziproker (d.h. bestrafender) Altruisten überleben oder – wie E. Sober und D.S. Wilson schon demonstriert haben – unter Gruppenselektionsbedingungen.</text:p>
      <text:p text:style-name="P3">Der dritte Teil gibt einen (notwendigerweise skizzenhaften) Überblick über die empirische Forschung zum Altruismus in der Biologie und in den Sozialwissenschaften. Einige ausgewählte Studien werden zusätzlich im Detail besprochen, um zu untersuchen, ob sich die Simulationsergebnisse auch im empirischen Zusammenhang nachvollziehen lassen. Es zeigt sich, dass dies nur sehr begrenzt der Fall ist. Die meisten Simulationsmodelle der Evolution von Altruismus taugen bisher höchstens ansatzweise zur Erklärung empirischer Vorgänge, da sie in der Regel Größen enthalten (z.B. spieltheoretische Auszahlungsparamter), die sich empirisch nicht präzise genug bestimmen lassen, um innerhalb der Grenzen der Messgenauigkeit stabile Simulationsergebnisse zu garantieren. Zudem sehen Simulationsstudien systematisch von solchen Faktoren ab, für die keine adäquate formale oder algorithmische Beschreibung vorliegt. Gerade in der Anwendung auf die Sozialwissenschaften stellt diese Beschränkung ein schwerwiegendes Problem dar. </text:p>
      <text:p text:style-name="P3">Im letzten Teil der Arbeit werden erkenntnistheoretische Schlussfolgerungen aus den zuvor diagnostizierten Schwächen typischer Simulationsmodelle gezogen. Dazu werden Kriterien entwickelt, die Computersimulationen erfüllen müssen, um als erklärungstauglich gelten zu können. Im wesentlichen sind dies drei Kriterien: 1) <text:span text:style-name="T4">Empirische Adäquatheit</text:span>: Alle (aufgrund des theoretischen Hintergrundwissens) bereits bekannten kausal wirksamen Faktoren müssen in der Simulation berücksichtigt werden. 2) <text:span text:style-name="T4">Stabilität</text:span><text:span text:style-name="T2">: Die Eingangsparameter der Simulation müssen empirisch bestimmbar sein und die Simulation muss innerhalb der Messungenauigkeiten der Eingangsparamter stabile Ergebnisse liefern. 3) </text:span><text:span text:style-name="T4">Nicht-Trivialität</text:span><text:span text:style-name="T2">: Die Ergebnisse der Simulation sollten bezüglich der untersuchten Fragestellung relevant sein. Besonders im sozialwissenschaftlichen Bereich ist es oft nahezu unmöglich alle Kriterien zu erfüllen, aber dies zeigt nur, dass der Anwendungsbereich von Computersimulationen (wie von formalen Modellen überhaupt) in diesem Bereich begrenzt ist. Aber auch in der Biologie war es bisher sehr schwierig, die Wirkung bestimmter, z.B. altruistischer Verhaltensweisen auf die relative Reproduktionsrate so präzise zu quantifizieren, dass sich die entspre</text:span><text:span text:style-name="T2">chenden Simulationsmodelle tatsächlich empirisch validieren ließen. </text:span></text:p>
      <text:p text:style-name="P5">Das Fazit der Arbeit besteht darin, dass in Zukunft die naive Form von Simulationsstudien, bei der lediglich auf Grundlage plausibler Annahmen modelliert wird, durch eine präzisere Form abgelöst wird (bzw. abgelöst werden sollte), bei der die Simulationen sehr viel enger an die Empirie angebunden sind. Insbesondere sollten die Grenzen der vorhandenen empirischen Messmethoden bereits bei der Konstruktion der Simulationsmodelle berücksichtigt werden. </text:p>
      <text:p text:style-name="P5"/>
      <text:p text:style-name="P4">3. Thesen</text:p>
      <text:p text:style-name="P6"/>
      <text:p text:style-name="P7">A. Zur Evolutionstheorie, insbesondere der evolutionären Theorie der Kultur</text:p>
      <text:list text:style-name="L2">
        <text:list-item>
          <text:p text:style-name="P15">In der Biologie ist die Evolutionstheorie die <text:span text:style-name="T4">einzige</text:span> Theorie, die uns erklären kann, a) wie die unterschiedlichen Spezien entstanden sind, b) warum es eine solche Vielfalt von Spezien gibt, und c) weshalb jede Spezies so gut an ihren Lebensraum angepasst sind.</text:p>
        </text:list-item>
        <text:list-item>
          <text:p text:style-name="P15">In den Sozialwissenschaften gibt es viele alternative Theorien, die beanspruchen, gesellschaftliche Entwicklungen erklären zu können. Die Theorie der kulturellen Evolution, die <text:soft-page-break/>gesellschaftliche Entwicklung auf Basis der drei „darwinistischen Module“ Reproduktion, Variation und Selektion erklärt, ist daher nur eine Theorie unter vielen, bildet aber nicht <text:span text:style-name="T4">das</text:span> universelle Rahmenparadigma wie in der Biologie</text:p>
        </text:list-item>
        <text:list-item>
          <text:p text:style-name="P15">Die „evolutionäre Psychologie“ als die <text:span text:style-name="T4">genetische</text:span> Variante der Theorie der kulturellen Evolution hat trotz beeindruckender Erfolge, Schwierigkeiten kulturelle Unterschiede zu erklären.</text:p>
        </text:list-item>
        <text:list-item>
          <text:p text:style-name="P15">Die „memetische“ Theorie der kulturellen Evolution entgeht diesem Einwand, hat ihre Erklärungskraft bisher aber noch wenig unter Beweis gestellt. Häufig läuft die „Memetik“ bisher nur darauf hinaus, bekannte Sachverhalte im memetischen Jargon umzuformulieren.</text:p>
        </text:list-item>
        <text:list-item>
          <text:p text:style-name="P15">Abstrakte evolutionäre Simulationsmodelle können im Prinzip sowohl auf Probleme der biologischen Evolution als auch auf die kulturelle Evolution angewandt werden.</text:p>
        </text:list-item>
      </text:list>
      <text:p text:style-name="P6"/>
      <text:p text:style-name="P7">B. Populationsdynamische Simulationen von Altruismus</text:p>
      <text:list text:style-name="L3">
        <text:list-item>
          <text:p text:style-name="P59">Reziproker Altruismus</text:p>
          <text:list>
            <text:list-item>
              <text:p text:style-name="P20">Als ein geeignetes Modell um Dilemma-Situationen darzustellen (in denen die Tugend des Altruismus gefordert wäre) bietet sich das wiederholte Gefangenendilemma an. Andere Spiele, wie z.B. das sog. „Hirschjagd-Spiel“ bilden demgegenüber lediglich bloße Koordinations- statt Kooperationsprobleme ab.</text:p>
            </text:list-item>
            <text:list-item>
              <text:p text:style-name="P20">Populationsdynamische Simulationen können zeigen, welche Strategien sich im wiederholten Gefangenendilemma in einem bestimmten Millieu (repräsentiert durch eine bestimmte Ausgangsstrategiemenge) evolutionär durchsetzen.</text:p>
            </text:list-item>
            <text:list-item>
              <text:p text:style-name="P20">Die Aussagekraft solcher Simulationen ist dadurch beschränkt, dass sie von kontingenten Ausgangsbedingungen abhängen (z. B. der gewählten Ausgangsstrategiemenge).</text:p>
            </text:list-item>
            <text:list-item>
              <text:p text:style-name="P20">Dieses „Kontingenzproblem“ lässt sich durch Simulationsserien, bei denen verschiedene Ausgangsparameter systematisch variiert werden, bis zu einem gewissen Grad vermindern.</text:p>
            </text:list-item>
            <text:list-item>
              <text:p text:style-name="P20">Eigene Simulations<text:span text:style-name="T4">serien</text:span> des wiederholten Gefangenendilemmas u.a. zeigen zwei Befunde:</text:p>
              <text:list>
                <text:list-item>
                  <text:p text:style-name="P20">Der evolutionäre Erfolg kooperativer Strategien kann durch „Hingergrundrauschen“ empfindlich gestört werden. </text:p>
                </text:list-item>
                <text:list-item>
                  <text:p text:style-name="P20">Genuin altruistische Strategien (z.B. die Strategie immer zu kooperieren) können „im Windschatten“ von kooperativen Strategien (z.B. „Wie Du mir, so ich Dir“) immer noch einen gewissen Erfolg verbuchen.</text:p>
                </text:list-item>
              </text:list>
            </text:list-item>
          </text:list>
        </text:list-item>
        <text:list-item>
          <text:p text:style-name="P20"><text:span text:style-name="T4">Verwandtschaftsbasierter Altruismus</text:span> </text:p>
          <text:list>
            <text:list-item>
              <text:p text:style-name="P20">Verwandtschaftsbasierter Altruismus spielt vor allem in der Biologie eine große Rolle. Oft wird dieser Typus von Altruismus auch als genetischer Egoismus bezeichnet: Tiere verhalten sich altruistisch gegenüber nahe Verwandten, weil sie dieselben Gene tragen.</text:p>
            </text:list-item>
            <text:list-item>
              <text:p text:style-name="P20">Mit einiger Vorsicht ist eine Übertragung des Konzepts auf die kulturelle Evolution (im Sinne der <text:span text:style-name="T4">Memetik</text:span>) denkbar. Daneben ist es nicht unplausibel anzunehmen, dass<text:span text:style-name="T4"> genetischer</text:span> verwandtschaftsbasierter Altruismus auch beim Menschen wirksam ist.</text:p>
            </text:list-item>
          </text:list>
        </text:list-item>
        <text:list-item>
          <text:p text:style-name="P59">Gruppenselektionsbedingter Altruismus</text:p>
          <text:list>
            <text:list-item>
              <text:p text:style-name="P20">Durch Gruppenselektion können sogar genuin altruistische Strategien erfolgreich sein.</text:p>
            </text:list-item>
            <text:list-item>
              <text:p text:style-name="P20">Gruppenselektion hängt von zwei Voraussetzungen:</text:p>
              <text:list>
                <text:list-item>
                  <text:p text:style-name="P20">Es existieren mehrere (mind. zwei) Ebenen der Selektion, also z.B. eine Ebene der Selektion zwischen Gruppen und eine Ebene der Selektion zwischen Individuen innerhalb jeder Gruppe.</text:p>
                </text:list-item>
                <text:list-item>
                  <text:p text:style-name="P20"><text:soft-page-break/>Es gibt ein gewisses Maß von Austausch (von Individuen) zwischen den Gruppen, so dass immer eine „Fitness“-Differenz zwischen den Gruppen bestehen bleibt. (Ist dies nicht gegeben, so bleibt der Gruppenselektionseffekt bloß vorübergehend.)</text:p>
                </text:list-item>
              </text:list>
            </text:list-item>
            <text:list-item>
              <text:p text:style-name="P20">Es wäre ein Irrtum anzunehmen, dass Gruppenselektion generell die Evolution von Altruismus fördert. Es lassen sich auch Simulationen konstruieren, in denen genau der gegenteilige Effekt eintritt.</text:p>
            </text:list-item>
          </text:list>
        </text:list-item>
        <text:list-item>
          <text:p text:style-name="P59">Charakteristika der Simulationsmethode </text:p>
          <text:list>
            <text:list-item>
              <text:p text:style-name="P20">Der letzte Befund verweist auf ein grundlegendes Problem bzw. eine charakteristische Eigenschaft von Computersimulationen der „Evolution der Kooperation“: Beinahe zu jeder Simulation, die einen bestimmten Effekt demonstriert, lässt sich eine andere Simulation konstruieren, die – unter in der Regel ebenso plausiblen Bedingungen – den gegenteiligen Effekt produziert. (Dies wird auch durch die in der einschlägigen Fachliteratur publizierten Simulationen bestätigt.)</text:p>
            </text:list-item>
            <text:list-item>
              <text:p text:style-name="P20">Daraus ergibt sich aber auch, dass es keine oder nur wenige allgemeingültige mathematische Gesetze bzgl. der Evolution von Altruismus geben kann. (Damit ist die mathematische Analyse jedoch keineswegs überflüssig. Sie kann u.U. zeigen innerhalb welcher „Grenzen“ ein bestimmter Effekt auftritt.)</text:p>
            </text:list-item>
            <text:list-item>
              <text:p text:style-name="P20">Die Frage, welche der durch Simulationen demonstrierten Effekte bedeutsam sind und welche nicht, ist vor allem eine Frage ihres empirischen Auftretens.</text:p>
            </text:list-item>
          </text:list>
          <text:p text:style-name="P20"/>
        </text:list-item>
      </text:list>
      <text:p text:style-name="P7">C. Zur Frage der empirischen Anwendbarkeit</text:p>
      <text:list text:style-name="L4">
        <text:list-item>
          <text:p text:style-name="P62">In der Biologie</text:p>
          <text:list>
            <text:list-item>
              <text:p text:style-name="P39">Es gibt (bisher) kaum empirische Anwendungen in der Biologie, die über das Niveau bloßer Analogien zwischen Simulationen und empirischen Phänomenen hinausgehen.</text:p>
            </text:list-item>
            <text:list-item>
              <text:p text:style-name="P39">Ein Hauptgrund dafür ist, dass in biologischen Kontexten die spieltheoretischen Auszahlungsparameter so gut wie nie präzise messbar sind. (Um wieviel Prozent erhöht sich z.B. die Reproduktionsrate bei Affen durch gegenseitiges („reziproker Altruismus“) Entlausen?)</text:p>
            </text:list-item>
            <text:list-item>
              <text:p text:style-name="P39">Aber auch den qualitativen Eigenschaften empirischer Beispiele für kooperatives Verhalten wird in den meisten Simulationsstudien bisher kaum Rechnung getragen. (Zumindest in diesem Punkt existiert aber immerhin auch ein großes Verbesserungs<text:span text:style-name="T4">potential)</text:span>.</text:p>
            </text:list-item>
            <text:list-item>
              <text:p text:style-name="P39">Die theoretische Forschung hat sich bisher zu einseitig auf den reziproken Altruismus konzentriert, ganz im Gegensatz zu dem Bild, das die Empirie liefert, wo eindeutige Fälle von reziprokem Altruismus eher die Ausnahme bilden.</text:p>
            </text:list-item>
          </text:list>
        </text:list-item>
        <text:list-item>
          <text:p text:style-name="P39"><text:s/><text:span text:style-name="T4">In den Sozialwissenschaften </text:span></text:p>
          <text:list>
            <text:list-item>
              <text:p text:style-name="P39">In der Anwendung auf die historisch-empirische Forschung (im Gegensatz zur experimentellen empirischen Forschung) stellt sich das Problem, dass viele der kausal wirksamen Faktoren in den spieltheoretischen Modellen entweder nicht vorkommen oder in den Auszahlungsparametern „versteckt“ werden.</text:p>
            </text:list-item>
            <text:list-item>
              <text:p text:style-name="P39">Ein Abgleich von Modellstudien (z.B. in Form von Computersimulationen) und experimenteller Forschung erscheint sehr viel eher durchführbar.</text:p>
            </text:list-item>
            <text:list-item>
              <text:p text:style-name="P39">Ebenso wie es ein „Transferproblem“ zwischen Modell und Empirie gibt, existiert allerdings auch ein Transferproblem zwischen den (oft hochgradig stilisierten) Experimentalsituationen und den „Realwelt“-situationen, auf die die Befunde der Experimente angewendet werden sollen.</text:p>
            </text:list-item>
          </text:list>
        </text:list-item>
        <text:list-item>
          <text:p text:style-name="P39">Insgesamt ist die Situation, was die empirische Nachvollziehbarkeit der Ergebnisse von <text:soft-page-break/>Simulationsstudien angeht, bisher noch sehr unbefriedigend.</text:p>
        </text:list-item>
        <text:list-item>
          <text:p text:style-name="P39">Ein Grund dafür könnte die „naive“ Herangehensweise der meisten Simulationsstudien sein: Man beginnt mit „plausiblen“ Annahmen und produziert „interessante“ Ergebnisse, ohne dabei jemals gezwungen zu sein, den empirischen Phänomenen Rechnung zu tragen.</text:p>
        </text:list-item>
      </text:list>
      <text:p text:style-name="P6"/>
      <text:p text:style-name="P7">D. Erkenntnistheoretische Bedingungen <text:span text:style-name="T4">erklärender </text:span>Computersimulationen und Überlegungen zur Verbesserung dieser Methodik</text:p>
      <text:list text:style-name="L5">
        <text:list-item>
          <text:p text:style-name="P49">Computersimulationen, die einen Erklärungsanspruch erfüllen sollen, müssen drei Kriterien genügen:</text:p>
          <text:list>
            <text:list-item>
              <text:p text:style-name="P49"><text:span text:style-name="T4">Empirische Adäquatheit</text:span>: Alle (aufgrund des theoretischen Hintergrundwissens) bereits bekannten kausal wirksamen Faktoren müssen in der Simulation berücksichtigt werden.</text:p>
            </text:list-item>
            <text:list-item>
              <text:p text:style-name="P49"><text:span text:style-name="T4">Stabilität</text:span>: Die Eingangsparameter der Simulation müssen empirisch bestimmbar sein und die Simulation muss innerhalb der Messungenauigkeiten der Eingangsparamter stabile Ergebnisse liefern.</text:p>
            </text:list-item>
            <text:list-item>
              <text:p text:style-name="P49"><text:span text:style-name="T4">Nicht-Trivialität</text:span>: Die Ergebnisse der Simulation sollten bezüglich der untersuchten Fragestellung relevant sein.</text:p>
            </text:list-item>
          </text:list>
        </text:list-item>
        <text:list-item>
          <text:p text:style-name="P49">Jenseits von Erklärungen können Computersimulationen aber auch folgenden Zwecken dienen: a) Nachweis „logischer“ bzw. theoretischer Möglichkeiten, b) reine Prognosen, die nicht unbedingt erklärenden Charakter haben müssen, c) Exploration, d.h Suche nach neuen denkbaren Phänomenen, d) didaktische Funktion.</text:p>
        </text:list-item>
        <text:list-item>
          <text:p text:style-name="P49">Je nachdem welchen Zweck eine Simulation dient, müssen bei ihrer Konstruktion andere Maßstäbe angelegt werden. </text:p>
        </text:list-item>
        <text:list-item>
          <text:p text:style-name="P49">Handelt es sich z.B. um den Nachweis logischer Möglichkeiten, dann sollte die Simulation <text:span text:style-name="T4">so einfach wie möglich</text:span> gehalten werden, um das gesuchte Phänomen in isolierter Form zu demonstrieren. Geht es um Erklärung oder Prognose, dann muss die Simulation <text:span text:style-name="T4">so kompliziert wie nötig</text:span> sein, um eine gültige Erklärung bzw. eine erfolgreiche Prognose zu liefern.</text:p>
        </text:list-item>
        <text:list-item>
          <text:p text:style-name="P49">Wenig sinnvoll ist es bloß theoretische Simulationen durch Einbau immer weiterer Parameter immer komplizierter und komplizierter zu gestalten. (Es sei denn aus didaktischen Gründen, z.B. als Vorarbeit für eine mathematische Analyse. Ihrem Charakter nach verhalten sich Computersimulationen zu mathematischen Theoremen wie Beispielrechnungen.)</text:p>
        </text:list-item>
        <text:list-item>
          <text:p text:style-name="P49">Ebenso wenig sinnvoll ist das beliebte Ex-Post-Fitting von Simulation und Daten. Es liefert bestenfalls einen arbiträren Algorithmus zur Erzeugung einer vorgegebenen endlichen Datenmenge.</text:p>
        </text:list-item>
        <text:list-item>
          <text:p text:style-name="P49">Insgesamt ist für die Zukunft eine <text:span text:style-name="T4">Professionalisierung des Metiers</text:span> zu erwarten bzw. zu erhoffen. Wie gerade die von Axelrod begründete Tradition der Simulationen der Evolution der Kooperation vor Augen führt, sind die meisten Simulationsstudien noch zu wenig (bzw. zu vage) auf die Empirie hin orientiert. (Zudem – auch dies ein Aspekt mangelnder Professionalität – enthalten viele veröffentlichte Simulationsstudien zu wenig Angaben, um die Simulation reproduzieren zu können.)</text:p>
          <text:p text:style-name="P63"><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font-name-asian="Arial2" style:font-size-asian="12pt" style:language-asian="de" style:country-asian="DE" style:font-name-complex="Arial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cm" fo:line-height="118%" fo:text-align="justify" style:justify-single-word="false" fo:hyphenation-ladder-count="no-limit" fo:text-indent="0.4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Arial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6-23T14:53:45</meta:creation-date>
    <dc:date>2007-10-13T09:53:09</dc:date>
    <meta:editing-cycles>38</meta:editing-cycles>
    <meta:editing-duration>PT8H26M56S</meta:editing-duration>
    <meta:user-defined meta:name="Info 1"/>
    <meta:user-defined meta:name="Info 2"/>
    <meta:user-defined meta:name="Info 3"/>
    <meta:user-defined meta:name="Info 4"/>
    <meta:document-statistic meta:table-count="0" meta:image-count="0" meta:object-count="0" meta:page-count="5" meta:paragraph-count="70" meta:word-count="2051" meta:character-count="16468"/>
  </office:meta>
</office:document-meta>
</file>